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fo:font-weight="bold" style:font-weight-asian="bold"/>
    </style:style>
    <style:style style:name="P3" style:family="paragraph" style:parent-style-name="Standard">
      <style:paragraph-properties fo:padding="0in" fo:border="none"/>
      <style:text-properties fo:color="#0000ee" style:text-underline-style="solid" style:text-underline-width="auto" style:text-underline-color="font-color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 style:master-page-name="Standard">
      <style:paragraph-properties style:page-number="1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color="#0000e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haracter Names:</text:span></text:p>
      <text:p text:style-name="P2"/>
      <text:p text:style-name="P1">Development Usernames suggestions:</text:p>
      <text:p text:style-name="P1">Monty Python cast, Persona Characters</text:p>
      <text:p text:style-name="P1">+---+---+---+---+---+---+---+---+---+---+</text:p>
      <text:p text:style-name="P1">+---+---+---+---+---+---+---+---+---+---+</text:p>
      <text:p text:style-name="P1">Mass Effect:</text:p>
      <text:p text:style-name="P1">Me: 3J2.17D.A7K.184.9FG.35T.4SF.7AG.316.5G4.137.61</text:p>
      <text:p text:style-name="P1"/>
      <text:p text:style-name="P1">+---+---+---+---+---+---+---+---+---+---+</text:p>
      <text:p text:style-name="P1">+---+---+---+---+---+---+---+---+---+---+</text:p>
      <text:p text:style-name="P1">Valheim:</text:p>
      <text:p text:style-name="P1">Norse names:</text:p>
      <text:p text:style-name="P1">Solfrid - F- Sun, Beautiful</text:p>
      <text:p text:style-name="P1">Skin: slider under I in skin, Hair: Royal braids,</text:p>
      <text:p text:style-name="P1">hair tone: slider under E in tone, blondness: slider under first S.</text:p>
      <text:p text:style-name="P1">Thora - F - Jotun video game name, World: Yggdrasil</text:p>
      <text:p text:style-name="P1">Sven - M - 'Boy'</text:p>
      <text:p text:style-name="P1">Eindride- M - "One, alone."</text:p>
      <text:p text:style-name="P1">Fritjof - M - "Thief of peace."</text:p>
      <text:p text:style-name="P1"><text:soft-page-break/>Ulf - M - 'Wolf'</text:p>
      <text:p text:style-name="P1"/>
      <text:p text:style-name="P1">+---+---+---+---+---+---+---+---+---+---+</text:p>
      <text:p text:style-name="P1">+---+---+---+---+---+---+---+---+---+---+</text:p>
      <text:p text:style-name="P1">D&amp;D:</text:p>
      <text:p text:style-name="P1">Drow:</text:p>
      <text:p text:style-name="P1">Sabthara Maearn -F - Druid/Monk/Shapeshifter</text:p>
      <text:p text:style-name="P1">Saradreza Daevion'lyr - F - Fighter / Thief / Mage</text:p>
      <text:p text:style-name="P1"/>
      <text:p text:style-name="P1">Halfling:</text:p>
      <text:p text:style-name="P1">Blodgett Swiftfoot- M - rogue/shadow dancer</text:p>
      <text:p text:style-name="P1">Merabo Swiftfoot - F - cleric / storm</text:p>
      <text:p text:style-name="P1">Human:</text:p>
      <text:p text:style-name="P1">Uriel - M - Paladin, Goddess: Athena</text:p>
      <text:p text:style-name="P1"/>
      <text:p text:style-name="P1">+---+---+---+---+---+---+---+---+---+---+</text:p>
      <text:p text:style-name="P1">+---+---+---+---+---+---+---+---+---+---+</text:p>
      <text:p text:style-name="P1">Baldur's Gate 3</text:p>
      <text:p text:style-name="P1"/>
      <text:p text:style-name="P1">Build Guide:</text:p>
      <text:p text:style-name="P1"><text:a xlink:type="simple" xlink:href="https://gamestegy.com/bg3/builds" text:style-name="ListLabel_20_1" text:visited-style-name="ListLabel_20_1"><text:span text:style-name="T2">https://gamestegy.com/bg3/builds</text:span></text:a></text:p>
      <text:p text:style-name="P3"><text:soft-page-break/></text:p>
      <text:p text:style-name="P1">Blodgett</text:p>
      <text:p text:style-name="P1">Male Halfling lightfoot</text:p>
      <text:p text:style-name="P1"/>
      <text:p text:style-name="P1"/>
      <text:p text:style-name="P1"/>
      <text:p text:style-name="P1">Build Gloom stalker assassin/ rogue</text:p>
      <text:p text:style-name="P1"><text:a xlink:type="simple" xlink:href="https://gamestegy.com/post/bg3/864/assassin-rogue-build-stalker" text:style-name="ListLabel_20_1" text:visited-style-name="ListLabel_20_1"><text:span text:style-name="T2">https://gamestegy.com/post/bg3/864/assassin-rogue-build-stalker</text:span></text:a></text:p>
      <text:p text:style-name="P3"/>
      <text:p text:style-name="P3"/>
      <text:p text:style-name="P3"/>
      <text:p text:style-name="P1">Phrylin'ssysn ( Baenrahel )</text:p>
      <text:p text:style-name="P1">female drow elf - selarine</text:p>
      <text:p text:style-name="P1">Voice: 8</text:p>
      <text:p text:style-name="P1">Appearance: body: 1 , face: 3 skin: 8 gen: c</text:p>
      <text:p text:style-name="P1">No tat, eyes: elf gold 1, makeup: eye makeup #2 plum,77,14,34 settings</text:p>
      <text:p text:style-name="P1">Lips plum 4 77,14,34 settings</text:p>
      <text:p text:style-name="P1">Hair Neverwinter scarf</text:p>
      <text:p text:style-name="P1">Color grey 0, yellow 1 / 50, grey neutral 1</text:p>
      <text:p text:style-name="P1">Class cleric - war priest</text:p>
      <text:p text:style-name="P1">Goddess Eilistraee - chaotic good</text:p>
      <text:p text:style-name="P1"><text:soft-page-break/>Cantrips: thaumaturgy, guidance, resistance</text:p>
      <text:p text:style-name="P1">Spells: sanctuary, command, bless, cure wounds</text:p>
      <text:p text:style-name="P1">Stats: str 11, dex 14, con 13, int 10, wis,17, cha 10</text:p>
      <text:p text:style-name="P1"/>
      <text:p text:style-name="P1"/>
      <text:p text:style-name="P1">Merabo Swiftfoot</text:p>
      <text:p text:style-name="P1">Class: Cleric</text:p>
      <text:p text:style-name="P1">Halfing lightfoot</text:p>
      <text:p text:style-name="P1">Face 1. Skin default</text:p>
      <text:p text:style-name="P1">Hair. Pinned/perfect Color default/ black raven/ taupe 1 / grey neutral 1</text:p>
      <text:p text:style-name="P1">Eyes default color brown 1/make up 3</text:p>
      <text:p text:style-name="P1">Lip default</text:p>
      <text:p text:style-name="P1">Build- Blaster Tempest Cleric Build - Thunder apostle</text:p>
      <text:p text:style-name="P1">Acolite</text:p>
      <text:p text:style-name="P1"><text:a xlink:type="simple" xlink:href="https://gamestegy.com/post/bg3/1100/blaster-tempest-cleric-build" text:style-name="ListLabel_20_1" text:visited-style-name="ListLabel_20_1"><text:span text:style-name="T2">https://gamestegy.com/post/bg3/1100/blaster-tempest-cleric-build</text:span></text:a></text:p>
      <text:p text:style-name="P3"/>
      <text:p text:style-name="P1">Vaela</text:p>
      <text:p text:style-name="P1">Dwarf duergar</text:p>
      <text:p text:style-name="P1">Setting default except</text:p>
      <text:p text:style-name="P1">Head 5 voice 4</text:p>
      <text:p text:style-name="P1">Eyes brown 1 makeup 3/</text:p>
      <text:p text:style-name="P1"><text:soft-page-break/>Hair prim and proper</text:p>
      <text:p text:style-name="P1">   Color default/ black raven/ taupe 1 (10%) / grey neutral 1</text:p>
      <text:p text:style-name="P1">class: Ranger</text:p>
      <text:p text:style-name="P1">Keeper of the veil</text:p>
      <text:p text:style-name="P1">Urban tracker - Solo as Thief / Beast Tamer - multi / not Rogue type</text:p>
      <text:p text:style-name="P1">Urchin</text:p>
      <text:p text:style-name="P1">Stats s8 d17+2 c16+1 w15 ch8</text:p>
      <text:p text:style-name="P1">Solo</text:p>
      <text:p text:style-name="P1">Build Gloom stalker assassin/ rogue</text:p>
      <text:p text:style-name="P1"><text:a xlink:type="simple" xlink:href="https://gamestegy.com/post/bg3/864/assassin-rogue-build-stalker" text:style-name="ListLabel_20_1" text:visited-style-name="ListLabel_20_1"><text:span text:style-name="T2">https://gamestegy.com/post/bg3/864/assassin-rogue-build-stalker</text:span></text:a></text:p>
      <text:p text:style-name="P3"/>
      <text:p text:style-name="P3"/>
      <text:p text:style-name="P3"/>
      <text:p text:style-name="P1">build for NPC</text:p>
      <text:p text:style-name="P1"><text:a xlink:type="simple" xlink:href="https://screenrant.com/baldurs-gate-3-best-companion-subclasses-patch-8/" text:style-name="ListLabel_20_1" text:visited-style-name="ListLabel_20_1"><text:span text:style-name="T2">https://screenrant.com/baldurs-gate-3-best-companion-subclasses-patch-8/</text:span></text:a></text:p>
      <text:p text:style-name="P1">+---+---+---+---+---+---+---+---+---+---+</text:p>
      <text:p text:style-name="P1">+---+---+---+---+---+---+---+---+---+---+</text:p>
      <text:p text:style-name="P1"/>
      <text:p text:style-name="P1">Skyrim:</text:p>
      <text:p text:style-name="P1">Nord:</text:p>
      <text:p text:style-name="P1">Solfrid - F - Barbarian - Storm Cloak</text:p>
      <text:p text:style-name="P1"><text:soft-page-break/></text:p>
      <text:p text:style-name="P1">Path of Exile:</text:p>
      <text:p text:style-name="P1">Ardulrina - Witch</text:p>
      <text:p text:style-name="P1"/>
      <text:p text:style-name="P1">Dark Elf</text:p>
      <text:p text:style-name="P1">Female:</text:p>
      <text:p text:style-name="P1">Ardulriina: Mage</text:p>
      <text:p text:style-name="P1">Ilivyrr: Spell Sword</text:p>
      <text:p text:style-name="P1"/>
      <text:p text:style-name="P1">+---+---+---+---+---+---+---+---+---+---+</text:p>
      <text:p text:style-name="P1">+---+---+---+---+---+---+---+---+---+---+</text:p>
      <text:p text:style-name="P1">Diablo I</text:p>
      <text:p text:style-name="P1">Rauk: Warrior (M)</text:p>
      <text:p text:style-name="P1">Shanna: Rogue (F)</text:p>
      <text:p text:style-name="P1">Marcus: Sorcerer (M)</text:p>
      <text:p text:style-name="P1"/>
      <text:p text:style-name="P1">Hellfire</text:p>
      <text:p text:style-name="P1">Kronus: Monk (M)</text:p>
      <text:p text:style-name="P1">-----------------</text:p>
      <text:p text:style-name="P1">Diablo ][</text:p>
      <text:p text:style-name="P1">Fianara: Amazon (F)</text:p>
      <text:p text:style-name="P1"><text:soft-page-break/>Uriel: Paladin (M)</text:p>
      <text:p text:style-name="P1">Gokr: Barbarian (M)</text:p>
      <text:p text:style-name="P1">Valeria: Sorceress (F)</text:p>
      <text:p text:style-name="P1">Ipaedulus: Necromancer (M)</text:p>
      <text:p text:style-name="P1">Kronus: Monk (M)</text:p>
      <text:p text:style-name="P1"/>
      <text:p text:style-name="P1">Diablo ][ Lord of Destruction</text:p>
      <text:p text:style-name="P1">Morpheus: Druid (M)</text:p>
      <text:p text:style-name="P1">Sasha: Assassin (F)</text:p>
      <text:p text:style-name="P1">---------------</text:p>
      <text:p text:style-name="P1">Diablo ]|[</text:p>
      <text:p text:style-name="P1">Kaesa Female Barbarian</text:p>
      <text:p text:style-name="P1">Gokr Male Barbarian</text:p>
      <text:p text:style-name="P1">Blodgett Male Demon Hunter</text:p>
      <text:p text:style-name="P1">Sasha Female Demon Hunter</text:p>
      <text:p text:style-name="P1">Yazgm Female Witch Doctor</text:p>
      <text:p text:style-name="P1">   </text:p>
      <text:p text:style-name="P1"/>
      <text:p text:style-name="P1">-------------</text:p>
      <text:p text:style-name="P1">Diablo IV</text:p>
      <text:p text:style-name="P1">Blodgett- Male - Rogue - campaign - seasonal</text:p>
      <text:p text:style-name="P1"><text:soft-page-break/>Face: 4 , skin tone r 1 c 5, eyes: med blue</text:p>
      <text:p text:style-name="P1">Hair: 10, face hair: 11, hair color: dark gray</text:p>
      <text:p text:style-name="P1">Makeup: 1, jewelry:1, markings none, color none</text:p>
      <text:p text:style-name="P1">Build: <text:a xlink:type="simple" xlink:href="https://mobalytics.gg/diablo-4/builds/rogue/rogue-leveling-guide-flurry?coreTab=skill-tree&amp;equipmentTab=aspects-and-uniques&amp;variantTab=0" text:style-name="ListLabel_20_1" text:visited-style-name="ListLabel_20_1"><text:span text:style-name="T2">https://mobalytics.gg/diablo-4/builds/rogue/rogue-leveling-guide-flurry?coreTab=skill-tree&amp;equipmentTab=aspects-and-uniques&amp;variantTab=0</text:span></text:a></text:p>
      <text:p text:style-name="P3"/>
      <text:p text:style-name="P1">Sasha- Female - Rogue - campaign -, seasonal</text:p>
      <text:p text:style-name="P1">Face: 4, skin tone r 1, c 4, eyes black</text:p>
      <text:p text:style-name="P1">Hair: 5, facial: 2, eyes black</text:p>
      <text:p text:style-name="P1">Makeup:13, jewelry:14, markings none, color none</text:p>
      <text:p text:style-name="P1">Build: <text:a xlink:type="simple" xlink:href="https://mobalytics.gg/diablo-4/builds/rogue/rogue-leveling-guide-flurry?coreTab=skill-tree&amp;equipmentTab=aspects-and-uniques&amp;variantTab=0" text:style-name="ListLabel_20_1" text:visited-style-name="ListLabel_20_1"><text:span text:style-name="T2">https://mobalytics.gg/diablo-4/builds/rogue/rogue-leveling-guide-flurry?coreTab=skill-tree&amp;equipmentTab=aspects-and-uniques&amp;variantTab=0</text:span></text:a></text:p>
      <text:p text:style-name="P3"/>
      <text:p text:style-name="P1">Kaesa - Female - Barbarian - campaign - seasonal -</text:p>
      <text:p text:style-name="P1">preset 1, top left, red head pony tail</text:p>
      <text:p text:style-name="P1">customize: eyes medium green. Rest keep default</text:p>
      <text:p text:style-name="P1">Build: <text:a xlink:type="simple" xlink:href="https://overgear.com/guides/diablo-4/rend-barbarian-guide/" text:style-name="ListLabel_20_1" text:visited-style-name="ListLabel_20_1"><text:span text:style-name="T2">https://overgear.com/guides/diablo-4/rend-barbarian-guide/</text:span></text:a></text:p>
      <text:p text:style-name="P3"/>
      <text:p text:style-name="P1">Gokr - Male - Babarian</text:p>
      <text:p text:style-name="P1">Build: <text:a xlink:type="simple" xlink:href="https://overgear.com/guides/diablo-4/rend-barbarian-guide/" text:style-name="ListLabel_20_1" text:visited-style-name="ListLabel_20_1"><text:span text:style-name="T2">https://overgear.com/guides/diablo-4/rend-barbarian-guide/</text:span></text:a></text:p>
      <text:p text:style-name="P3"/>
      <text:p text:style-name="P1">Valeria - Female - Sorceress</text:p>
      <text:p text:style-name="P1">Preset 2,2 default build change: skin color 4,1, hair 1,1</text:p>
      <text:p text:style-name="P1"><text:soft-page-break/>Build:</text:p>
      <text:p text:style-name="P1"> </text:p>
      <text:p text:style-name="P1">Tesya - Female - Necromancer</text:p>
      <text:p text:style-name="P1">Build:</text:p>
      <text:p text:style-name="P1"/>
      <text:p text:style-name="P1"/>
      <text:p text:style-name="P1">Ipaedulus - Male - Necromancer</text:p>
      <text:p text:style-name="P1">Preset 2,1 default build change: skin color 1,1, jewelry 1</text:p>
      <text:p text:style-name="P1">Build: <text:a xlink:type="simple" xlink:href="https://www.icy-veins.com/d4/guides/summoner-necromancer-leveling-build/" text:style-name="ListLabel_20_1" text:visited-style-name="ListLabel_20_1"><text:span text:style-name="T2">https://www.icy-veins.com/d4/guides/summoner-necromancer-leveling-build/</text:span></text:a></text:p>
      <text:p text:style-name="P3"/>
      <text:p text:style-name="P1">Nolla - Female - Druid</text:p>
      <text:p text:style-name="P1">First preset Face 1, rest default</text:p>
      <text:p text:style-name="P1">Build: <text:a xlink:type="simple" xlink:href="https://www.icy-veins.com/d4/guides/pulverize-druid-leveling-build/" text:style-name="ListLabel_20_1" text:visited-style-name="ListLabel_20_1"><text:span text:style-name="T2">https://www.icy-veins.com/d4/guides/pulverize-druid-leveling-build/</text:span></text:a></text:p>
      <text:p text:style-name="P1">  </text:p>
      <text:p text:style-name="P1">--------------------------------------</text:p>
      <text:p text:style-name="P1">100% Complete Map</text:p>
      <text:p text:style-name="P1"><text:a xlink:type="simple" xlink:href="https://www.reddit.com/r/diablo4/comments/14a0s0c/diablo_iv_100_map_completion_guide_world_record/" text:style-name="ListLabel_20_1" text:visited-style-name="ListLabel_20_1"><text:span text:style-name="T2">https://www.reddit.com/r/diablo4/comments/14a0s0c/diablo_iv_100_map_completion_guide_world_record/</text:span></text:a></text:p>
      <text:p text:style-name="P1">These links from the Reddit post</text:p>
      <text:p text:style-name="P1">Resources used:</text:p>
      <text:p text:style-name="P1">- <text:a xlink:type="simple" xlink:href="https://diablo4.cc/" text:style-name="ListLabel_20_1" text:visited-style-name="ListLabel_20_1"><text:span text:style-name="T2">https://diablo4.cc/</text:span></text:a></text:p>
      <text:p text:style-name="P1">- <text:a xlink:type="simple" xlink:href="https://mapgenie.io/diablo-4" text:style-name="ListLabel_20_1" text:visited-style-name="ListLabel_20_1"><text:span text:style-name="T2">https://mapgenie.io/diablo-4</text:span></text:a></text:p>
      <text:p text:style-name="P1"><text:soft-page-break/>- <text:a xlink:type="simple" xlink:href="https://d4builds.gg/map/" text:style-name="ListLabel_20_1" text:visited-style-name="ListLabel_20_1"><text:span text:style-name="T2">https://d4builds.gg/map/</text:span></text:a></text:p>
      <text:p text:style-name="P1">- <text:a xlink:type="simple" xlink:href="https://www.powerpyx.com/diablo-4-all-side-quest-locations/" text:style-name="ListLabel_20_1" text:visited-style-name="ListLabel_20_1"><text:span text:style-name="T2">https://www.powerpyx.com/diablo-4-all-side-quest-locations/</text:span></text:a></text:p>
      <text:p text:style-name="P1"><text:a xlink:type="simple" xlink:href="https://www.youtube.com/watch?v=iVwznN4HB8g" text:style-name="ListLabel_20_1" text:visited-style-name="ListLabel_20_1"><text:span text:style-name="T2">https://www.youtube.com/watch?v=iVwznN4HB8g</text:span></text:a></text:p>
      <text:p text:style-name="P3"/>
      <text:p text:style-name="P1">Vessel:</text:p>
      <text:p text:style-name="P1"> </text:p>
      <text:p text:style-name="P1">Ruei - Female - Spiritborn - campaign - seasonal</text:p>
      <text:p text:style-name="P1">preset 2, top right</text:p>
      <text:p text:style-name="P1">Face: 1 , skin tone r 3 c 4, eyes: dark brown</text:p>
      <text:p text:style-name="P1">Hair: 17, face hair: 11, hair color: black</text:p>
      <text:p text:style-name="P1">Makeup: 10, jewelry: 27, markings 4, color Henna</text:p>
      <text:p text:style-name="P1">Build: <text:a xlink:type="simple" xlink:href="https://www.icy-veins.com/d4/guides/rake-spiritborn-leveling-build/" text:style-name="ListLabel_20_1" text:visited-style-name="ListLabel_20_1"><text:span text:style-name="T2">https://www.icy-veins.com/d4/guides/rake-spiritborn-leveling-build/</text:span></text:a></text:p>
      <text:p text:style-name="P1">-------------</text:p>
      <text:p text:style-name="P1">Immortal</text:p>
      <text:p text:style-name="P1">Kaesa Female Barbarian</text:p>
      <text:p text:style-name="P1">Gokr Male Barbarian</text:p>
      <text:p text:style-name="P1">Saradreza Female Tempest</text:p>
      <text:p text:style-name="P1">Blodgett Male Demon Hunter</text:p>
      <text:p text:style-name="P1">Sasha Female Demon Hunter</text:p>
      <text:p text:style-name="P1"/>
      <text:p text:style-name="P1">-----------------------------------</text:p>
      <text:p text:style-name="P1"><text:soft-page-break/>cannon names:</text:p>
      <text:p text:style-name="P1"/>
      <text:p text:style-name="P1">D1:</text:p>
      <text:p text:style-name="P1">Aiden (Warrior)</text:p>
      <text:p text:style-name="P1">Jazreth (Sorcerer)</text:p>
      <text:p text:style-name="P1"/>
      <text:p text:style-name="P1">D2:</text:p>
      <text:p text:style-name="P1">Xul (Necro)</text:p>
      <text:p text:style-name="P1">Isendra (Sorceress)</text:p>
      <text:p text:style-name="P1">Cassia (Amazon)</text:p>
      <text:p text:style-name="P1">Natalya (Assassin)</text:p>
      <text:p text:style-name="P1"/>
      <text:p text:style-name="P1">+---+---+---+---+---+---+---+---+---+---+</text:p>
      <text:p text:style-name="P1">+---+---+---+---+---+---+---+---+---+---+</text:p>
      <text:p text:style-name="P1"/>
      <text:p text:style-name="P1">GW2:</text:p>
      <text:p text:style-name="P1"/>
      <text:p text:style-name="P1"/>
      <text:p text:style-name="P1">GW1:</text:p>
      <text:p text:style-name="P1">Cantress Penthesile - F</text:p>
      <text:p text:style-name="P1">Maja Myra - F</text:p>
      <text:p text:style-name="P1"><text:soft-page-break/>E R E M E Y L - F</text:p>
      <text:p text:style-name="P1">Sandra Drae - F</text:p>
      <text:p text:style-name="P1">C A N T R E S S - F</text:p>
      <text:p text:style-name="P1">Sasha Liain - F</text:p>
      <text:p text:style-name="P1">Sharayan Kazimaz - F</text:p>
      <text:p text:style-name="P1">Brother Kronus - M- Monk</text:p>
      <text:p text:style-name="P1"/>
      <text:p text:style-name="P1">+---+---+---+---+---+---+---+---+---+---+</text:p>
      <text:p text:style-name="P1">+---+---+---+---+---+---+---+---+---+---+</text:p>
      <text:p text:style-name="P1">Titan Quest:</text:p>
      <text:p text:style-name="P1">Xanthea - Greek Warrior/Gladiator</text:p>
      <text:p text:style-name="P1"/>
      <text:p text:style-name="P1">+---+---+---+---+---+---+---+---+---+---+</text:p>
      <text:p text:style-name="P1">+---+---+---+---+---+---+---+---+---+---+</text:p>
      <text:p text:style-name="P1">Persona:</text:p>
      <text:p text:style-name="P1">1. Naoya "Naorin" Toudou</text:p>
      <text:p text:style-name="P1">2. Tatsuya Suou</text:p>
      <text:p text:style-name="P1">3. Male: Minato Arisato / Female: Kotone Shiomi</text:p>
      <text:p text:style-name="P1">4. Yu Narukami/ Souji Seta (manga)</text:p>
      <text:p text:style-name="P1">5. Akira Kurusu (manga) / Ren Amamiya (anime)</text:p>
      <text:p text:style-name="P1"><text:a xlink:type="simple" xlink:href="https://www.polygon.com/persona-5-guide-walkthrough/2017/4/24/15400676/questions-answers-quizzes-exams-midterm-final-classroom" text:style-name="ListLabel_20_1" text:visited-style-name="ListLabel_20_1"><text:span text:style-name="T2">https://www.polygon.com/persona-5-guide-walkthrough/2017/4/24/15400676/questions-answers-quizzes-exams-midterm-final-classroom</text:span></text:a></text:p>
      <text:p text:style-name="P3"><text:soft-page-break/></text:p>
      <text:p text:style-name="P3"/>
      <text:p text:style-name="P1"><text:a xlink:type="simple" xlink:href="https://www.polygon.com/persona-5-royal-guide-walkthrough/2020/3/31/21192788/questions-answers-quizzes-exams-midterm-final-classroom" text:style-name="ListLabel_20_1" text:visited-style-name="ListLabel_20_1"><text:span text:style-name="T2">https://www.polygon.com/persona-5-royal-guide-walkthrough/2020/3/31/21192788/questions-answers-quizzes-exams-midterm-final-classroom</text:span></text:a></text:p>
      <text:p text:style-name="P3"/>
      <text:p text:style-name="P3"/>
      <text:p text:style-name="P1"><text:a xlink:type="simple" xlink:href="https://hardcoregamer.com/features/persona-5-confidant-guide-priestess-makoto-niijima/252769/" text:style-name="ListLabel_20_1" text:visited-style-name="ListLabel_20_1"><text:span text:style-name="T2">https://hardcoregamer.com/features/persona-5-confidant-guide-priestess-makoto-niijima/252769/</text:span></text:a></text:p>
      <text:p text:style-name="P1">+---+---+---+---+---+---+---+---+---+---+</text:p>
      <text:p text:style-name="P1">+---+---+---+---+---+---+---+---+---+---+</text:p>
      <text:p text:style-name="P1">Torch Light ][</text:p>
      <text:p text:style-name="P1">Solaine. Embermage. Hawk shadow black</text:p>
      <text:p text:style-name="P1">Britt. Engineer. Ferret Marlowe</text:p>
      <text:p text:style-name="P1">Zarah. Outlander. Headcrab Lamarr</text:p>
      <text:p text:style-name="P1">Floriana Berserker Wolf Clawz</text:p>
      <text:p text:style-name="P1"/>
      <text:p text:style-name="P1">+---+---+---+---+---+---+---+---+---+---+</text:p>
      <text:p text:style-name="P1">+---+---+---+---+---+---+---+---+---+---+</text:p>
      <text:p text:style-name="P1">Enderal</text:p>
      <text:p text:style-name="P1">Talida Female Half-Arazealean</text:p>
      <text:p text:style-name="P1"/>
      <text:p text:style-name="P1">+---+---+---+---+---+---+---+---+---+---+</text:p>
      <text:p text:style-name="P1">+---+---+---+---+---+---+---+---+---+---+</text:p>
      <text:p text:style-name="P1"><text:soft-page-break/>Terraria</text:p>
      <text:p text:style-name="P1">World Size Default : Medium - small is to small for long play - use test bench</text:p>
      <text:p text:style-name="P1">all random corruption / crimson</text:p>
      <text:p text:style-name="P1">World: Classic, Default Size, Name: Greyhawk , Crimson</text:p>
      <text:p text:style-name="P1">Name: Blodgett</text:p>
      <text:p text:style-name="P1">body: Male 4th model</text:p>
      <text:p text:style-name="P1">style: row: 1 / col: 2</text:p>
      <text:p text:style-name="P1">template:</text:p>
      <text:p text:style-name="P1">{</text:p>
      <text:p text:style-name="P1">  "version": 1,</text:p>
      <text:p text:style-name="P1">  "hairStyle": 1,</text:p>
      <text:p text:style-name="P1">  "clothingStyle": 3,</text:p>
      <text:p text:style-name="P1">  "hairColor": "#4E491F",</text:p>
      <text:p text:style-name="P1">  "eyeColor": "#6C70E1",</text:p>
      <text:p text:style-name="P1">  "skinColor": "#FF9578",</text:p>
      <text:p text:style-name="P1">  "shirtColor": "#535353",</text:p>
      <text:p text:style-name="P1">  "underShirtColor": "#A0B4D7",</text:p>
      <text:p text:style-name="P1">  "pantsColor": "#5866DC",</text:p>
      <text:p text:style-name="P1">  "shoeColor": "#FF9578"</text:p>
      <text:p text:style-name="P1">}</text:p>
      <text:p text:style-name="P1"/>
      <text:p text:style-name="P1"><text:soft-page-break/>---------------------------------------------------</text:p>
      <text:p text:style-name="P1">World: Classic, Default Size, Name: Underdark , Corruption</text:p>
      <text:p text:style-name="P1">Name: Elvivan</text:p>
      <text:p text:style-name="P1">body: Female 4th model</text:p>
      <text:p text:style-name="P1">style: row: 9 / col: 6</text:p>
      <text:p text:style-name="P1">template:</text:p>
      <text:p text:style-name="P1">{</text:p>
      <text:p text:style-name="P1">  "version": 1,</text:p>
      <text:p text:style-name="P1">  "hairStyle": 66,</text:p>
      <text:p text:style-name="P1">  "clothingStyle": 7,</text:p>
      <text:p text:style-name="P1">  "hairColor": "#FFE8A3",</text:p>
      <text:p text:style-name="P1">  "eyeColor": "#FFFF00",</text:p>
      <text:p text:style-name="P1">  "skinColor": "#3F3F3F",</text:p>
      <text:p text:style-name="P1">  "shirtColor": "#5D50C8",</text:p>
      <text:p text:style-name="P1">  "underShirtColor": "#6298BF",</text:p>
      <text:p text:style-name="P1">  "pantsColor": "#B455D8",</text:p>
      <text:p text:style-name="P1">  "shoeColor": "#57392C"</text:p>
      <text:p text:style-name="P1">}</text:p>
      <text:p text:style-name="P1">---------------------------------------------------</text:p>
      <text:p text:style-name="P1">Journey</text:p>
      <text:p text:style-name="P1">---------------------------------------------------</text:p>
      <text:p text:style-name="P1"><text:soft-page-break/>World: Journey, Default Size, Name: Wonderland , Random/ Crimson</text:p>
      <text:p text:style-name="P1">Name: Alice</text:p>
      <text:p text:style-name="P1">body: Female 5th model</text:p>
      <text:p text:style-name="P1">style: row: 10 / col: 3</text:p>
      <text:p text:style-name="P1">{</text:p>
      <text:p text:style-name="P1">  "version": 1,</text:p>
      <text:p text:style-name="P1">  "hairStyle": 73,</text:p>
      <text:p text:style-name="P1">  "clothingStyle": 9,</text:p>
      <text:p text:style-name="P1">  "hairColor": "#EDD856",</text:p>
      <text:p text:style-name="P1">  "eyeColor": "#0E14C5",</text:p>
      <text:p text:style-name="P1">  "skinColor": "#FC977B",</text:p>
      <text:p text:style-name="P1">  "shirtColor": "#FFFFFF",</text:p>
      <text:p text:style-name="P1">  "underShirtColor": "#5459E7",</text:p>
      <text:p text:style-name="P1">  "pantsColor": "#5459E7",</text:p>
      <text:p text:style-name="P1">  "shoeColor": "#683812"</text:p>
      <text:p text:style-name="P1">}</text:p>
      <text:p text:style-name="P1">   </text:p>
      <text:p text:style-name="P1"/>
      <text:p text:style-name="P1">------------------------------</text:p>
      <text:p text:style-name="P1">World: Journey, Default Size, Name: LandofOz , Random / Corruption</text:p>
      <text:p text:style-name="P1">Name: Dorothy</text:p>
      <text:p text:style-name="P1"><text:soft-page-break/>body: Female 5th model</text:p>
      <text:p text:style-name="P1">style: row: 7 / col: 10</text:p>
      <text:p text:style-name="P1">template:</text:p>
      <text:p text:style-name="P1">{</text:p>
      <text:p text:style-name="P1">  "version": 1,</text:p>
      <text:p text:style-name="P1">  "hairStyle": 80,</text:p>
      <text:p text:style-name="P1">  "clothingStyle": 9,</text:p>
      <text:p text:style-name="P1">  "hairColor": "#381515",</text:p>
      <text:p text:style-name="P1">  "eyeColor": "#2C3BBD",</text:p>
      <text:p text:style-name="P1">  "skinColor": "#FF9578",</text:p>
      <text:p text:style-name="P1">  "shirtColor": "#FFFFFF",</text:p>
      <text:p text:style-name="P1">  "underShirtColor": "#87AAEE",</text:p>
      <text:p text:style-name="P1">  "pantsColor": "#87AAEE",</text:p>
      <text:p text:style-name="P1">  "shoeColor": "#FF0101"</text:p>
      <text:p text:style-name="P1">}</text:p>
      <text:p text:style-name="P1">------------------------------</text:p>
      <text:p text:style-name="P1">World: Classic Default Size, Name: OakIsland , Random</text:p>
      <text:p text:style-name="P1">Name: LeRoy ( Jack)</text:p>
      <text:p text:style-name="P1">body: Male 3th model</text:p>
      <text:p text:style-name="P1">style: last row 6th style in</text:p>
      <text:p text:style-name="P1">template:</text:p>
      <text:p text:style-name="P1"><text:soft-page-break/>{</text:p>
      <text:p text:style-name="P1">  "version": 1,</text:p>
      <text:p text:style-name="P1">  "hairStyle": 152,</text:p>
      <text:p text:style-name="P1">  "clothingStyle": 1,</text:p>
      <text:p text:style-name="P1">  "hairColor": "#272727",</text:p>
      <text:p text:style-name="P1">  "eyeColor": "#642222",</text:p>
      <text:p text:style-name="P1">  "skinColor": "#FF9578",</text:p>
      <text:p text:style-name="P1">  "shirtColor": "#257310",</text:p>
      <text:p text:style-name="P1">  "underShirtColor": "#1E6E15",</text:p>
      <text:p text:style-name="P1">  "pantsColor": "#5075E6",</text:p>
      <text:p text:style-name="P1">  "shoeColor": "#821F1F"</text:p>
      <text:p text:style-name="P1">}</text:p>
      <text:p text:style-name="P1">+---+---+---+---+---+---+---+---+---+---+</text:p>
      <text:p text:style-name="P1">+---+---+---+---+---+---+---+---+---+---+</text:p>
      <text:p text:style-name="P1">Dragon Dogma</text:p>
      <text:p text:style-name="P1">Main: Sasha / strider</text:p>
      <text:p text:style-name="P1">Pawn: Gwen / fighter</text:p>
      <text:p text:style-name="P1"/>
      <text:p text:style-name="P1">+---+---+---+---+---+---+---+---+---+---+</text:p>
      <text:p text:style-name="P1">+---+---+---+---+---+---+---+---+---+---+</text:p>
      <text:p text:style-name="P1">Fallout:</text:p>
      <text:p text:style-name="P1"><text:soft-page-break/>4-Blodgett: Face: 8, hair: 9 to 5, Color: Deep Brown Skin: Sun-Kissed</text:p>
      <text:p text:style-name="P1"/>
      <text:p text:style-name="P1">NV- Xothicia Female-preset 1 Age 1, customize:</text:p>
      <text:p text:style-name="P1">      Eye: dark brown, shape/tone: default</text:p>
      <text:p text:style-name="P1">      Hair style Wendy... Hair color: black q0,0,0</text:p>
      <text:p text:style-name="P1">      Special: 5,6,5,6,7 ,6,5</text:p>
      <text:p text:style-name="P1">       Skills:</text:p>
      <text:p text:style-name="P1">+---+---+---+---+--- +---+---+---+---+---+</text:p>
      <text:p text:style-name="P1">+---+---+---+---+---+---+---+---+---+---+</text:p>
      <text:p text:style-name="P1">Silent HIll</text:p>
      <text:p text:style-name="P1">Silent Hill 2: James Sunderland</text:p>
      <text:p text:style-name="P1">Shattered Memories: Cheryl Heather Mason</text:p>
      <text:p text:style-name="P1"/>
      <text:p text:style-name="P1">+---+---+---+---+---+---+---+---+---+---+</text:p>
      <text:p text:style-name="P1">+---+---+---+---+---+---+---+---+---+---+</text:p>
      <text:p text:style-name="P1">Demon Souls / Dark Souls</text:p>
      <text:p text:style-name="P1">Gisla the Paladin - F - Templar</text:p>
      <text:p text:style-name="P1"/>
      <text:p text:style-name="P1">+---+---+---+---+---+---+---+---+---+---+</text:p>
      <text:p text:style-name="P1">+---+---+---+---+---+---+---+---+---+---+</text:p>
      <text:p text:style-name="P1">Vampire The Masquerade - Bloodlines</text:p>
      <text:p text:style-name="P4"><text:soft-page-break/>Claudia - 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344" meta:word-count="1486" meta:character-count="9960" meta:non-whitespace-character-count="9014"/>
    <meta:generator>LibreOfficeDev/6.0.5.2$Linux_X86_64 LibreOffice_project/</meta:generator>
  </office:meta>
</office:document-meta>
</file>